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scadia Mono" fo:color="#242424" fo:font-size="10.5pt" style:font-size-asian="10.5pt" style:font-size-complex="10.5pt" fo:background-color="#FFFFFF"/>
    </style:style>
    <style:style style:name="T3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4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5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6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7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8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9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10" style:parent-style-name="DefaultParagraphFont" style:family="text">
      <style:text-properties style:font-name="Cascadia Mono" fo:color="#242424" fo:font-size="10.5pt" style:font-size-asian="10.5pt" style:font-size-complex="10.5pt" fo:background-color="#FFFFFF"/>
    </style:style>
    <style:style style:name="T11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2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3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4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5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6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17" style:parent-style-name="DefaultParagraphFont" style:family="text">
      <style:text-properties style:font-name="Cascadia Mono" fo:color="#242424" fo:font-size="10.5pt" style:font-size-asian="10.5pt" style:font-size-complex="10.5pt" fo:background-color="#FFFF00"/>
    </style:style>
    <style:style style:name="T18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19" style:parent-style-name="DefaultParagraphFont" style:family="text">
      <style:text-properties style:font-name="Cascadia Mono" fo:color="#242424" fo:font-size="10.5pt" style:font-size-asian="10.5pt" style:font-size-complex="10.5pt" fo:background-color="#FFFFFF"/>
    </style:style>
    <style:style style:name="T20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21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22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23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24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25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26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27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28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29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30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31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32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33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34" style:parent-style-name="DefaultParagraphFont" style:family="text">
      <style:text-properties style:font-name="Cascadia Mono" fo:color="#242424" fo:font-size="10.5pt" style:font-size-asian="10.5pt" style:font-size-complex="10.5pt" fo:background-color="#FFFFFF"/>
    </style:style>
    <style:style style:name="T35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36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37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38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39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40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41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42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43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44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45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46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47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48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49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50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51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52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53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54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55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56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57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58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59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60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61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62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63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64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65" style:parent-style-name="DefaultParagraphFont" style:family="text">
      <style:text-properties style:font-name="Cascadia Mono" fo:color="#242424" fo:font-size="10.5pt" style:font-size-asian="10.5pt" style:font-size-complex="10.5pt" fo:background-color="#FFFF00"/>
    </style:style>
    <style:style style:name="T66" style:parent-style-name="DefaultParagraphFont" style:family="text">
      <style:text-properties style:font-name="Cascadia Mono" fo:color="#242424" fo:font-size="10.5pt" style:font-size-asian="10.5pt" style:font-size-complex="10.5pt" fo:background-color="#FFFF00"/>
    </style:style>
    <style:style style:name="T67" style:parent-style-name="DefaultParagraphFont" style:family="text">
      <style:text-properties style:font-name="Cascadia Mono" fo:color="#242424" fo:font-size="10.5pt" style:font-size-asian="10.5pt" style:font-size-complex="10.5pt" fo:background-color="#FFFF00"/>
    </style:style>
    <style:style style:name="T68" style:parent-style-name="DefaultParagraphFont" style:family="text">
      <style:text-properties style:font-name="Cascadia Mono" fo:color="#242424" fo:font-size="10.5pt" style:font-size-asian="10.5pt" style:font-size-complex="10.5pt" fo:background-color="#FFFF00"/>
    </style:style>
    <style:style style:name="T69" style:parent-style-name="DefaultParagraphFont" style:family="text">
      <style:text-properties style:font-name="Cascadia Mono" fo:color="#242424" fo:font-size="10.5pt" style:font-size-asian="10.5pt" style:font-size-complex="10.5pt" fo:background-color="#FFFF00"/>
    </style:style>
    <style:style style:name="T70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71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72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73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74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75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76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77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78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79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80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81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82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83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84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85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86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87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88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89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90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91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92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93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94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95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96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97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98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99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00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01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02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03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04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05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06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07" style:parent-style-name="DefaultParagraphFont" style:family="text">
      <style:text-properties style:font-name="Cascadia Mono" fo:color="#242424" fo:font-size="10.5pt" style:font-size-asian="10.5pt" style:font-size-complex="10.5pt" fo:background-color="#FFFFFF"/>
    </style:style>
    <style:style style:name="T108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109" style:parent-style-name="DefaultParagraphFont" style:family="text">
      <style:text-properties style:font-name="Cascadia Mono" fo:color="#242424" fo:font-size="10.5pt" style:font-size-asian="10.5pt" style:font-size-complex="10.5pt" fo:background-color="#FFFFFF"/>
    </style:style>
    <style:style style:name="T110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111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12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13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14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15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16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17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18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19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20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121" style:parent-style-name="DefaultParagraphFont" style:family="text">
      <style:text-properties style:font-name="Cascadia Mono" fo:color="#242424" fo:font-size="10.5pt" style:font-size-asian="10.5pt" style:font-size-complex="10.5pt" fo:background-color="#FFFFFF"/>
    </style:style>
    <style:style style:name="T122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123" style:parent-style-name="DefaultParagraphFont" style:family="text">
      <style:text-properties style:font-name="Cascadia Mono" fo:color="#242424" fo:font-size="10.5pt" style:font-size-asian="10.5pt" style:font-size-complex="10.5pt" fo:background-color="#FFFFFF"/>
    </style:style>
    <style:style style:name="T124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125" style:parent-style-name="DefaultParagraphFont" style:family="text">
      <style:text-properties style:font-name="Cascadia Mono" fo:color="#242424" fo:font-size="10.5pt" style:font-size-asian="10.5pt" style:font-size-complex="10.5pt" fo:background-color="#FFFFFF"/>
    </style:style>
    <style:style style:name="T126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127" style:parent-style-name="DefaultParagraphFont" style:family="text">
      <style:text-properties style:font-name="Cascadia Mono" fo:color="#242424" fo:font-size="10.5pt" style:font-size-asian="10.5pt" style:font-size-complex="10.5pt" fo:background-color="#FFFFFF"/>
    </style:style>
    <style:style style:name="T128" style:parent-style-name="DefaultParagraphFont" style:family="text">
      <style:text-properties style:font-name="Cascadia Mono" fo:color="#242424" fo:font-size="10.5pt" style:font-size-asian="10.5pt" style:font-size-complex="10.5pt"/>
    </style:style>
    <style:style style:name="T129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30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31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32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33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34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35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36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37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38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39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40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41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42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43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44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45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46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47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48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49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50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51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52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53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54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  <style:style style:name="T155" style:parent-style-name="DefaultParagraphFont" style:family="text">
      <style:text-properties style:font-name="Cascadia Mono" fo:color="#242424" fo:font-size="10.5pt" style:font-size-asian="10.5pt" style:font-size-complex="10.5pt" fo:background-color="#00FF00"/>
    </style:style>
  </office:automatic-styles>
  <office:body>
    <office:text text:use-soft-page-breaks="true">
      <text:p text:style-name="P1"><text:span text:style-name="T2">review 09.02.2024</text:span><text:span text:style-name="T3"><text:line-break/></text:span><text:span text:style-name="T4">- .hpp - ok just like .h, no strong convention</text:span><text:span text:style-name="T5"><text:line-break/></text:span><text:span text:style-name="T6">- type syntax: use T&amp; obj instead of T &amp;obj</text:span><text:span text:style-name="T7"><text:line-break/></text:span><text:span text:style-name="T8">- Object::isVisible, Object::getDefaultPosition() and more function - add const qualifier</text:span><text:span text:style-name="T9"><text:line-break/></text:span><text:span text:style-name="T10">  <text:s/></text:span><text:span text:style-name="T11">https://xeverous.github.io/cpp/tutorials/beginner/xx_classes/07_const/</text:span><text:span text:style-name="T12"><text:line-break/></text:span><text:span text:style-name="T13">- GameStatus</text:span><text:span text:style-name="T14"><text:line-break/></text:span><text:span text:style-name="T15">   https://isocpp.github.io/CppCoreGuidelines/CppCoreGuidelines#nl9-use-all_caps-for-macro-names-only</text:span><text:span text:style-name="T16"><text:line-break/></text:span><text:span text:style-name="T17">- GameStatus =&gt; game_status (no strong convention, just recommended - for consistency with standard library and C and C++ code)</text:span><text:span text:style-name="T18"><text:line-break/></text:span><text:span text:style-name="T19">  <text:s/></text:span><text:span text:style-name="T20">https://isocpp.github.io/CppCoreGuidelines/CppCoreGuidelines#nl9-use-all_caps-for-macro-names-only</text:span><text:span text:style-name="T21"><text:line-break/></text:span><text:span text:style-name="T22">- uint32_t (from &lt;stdint.h&gt;), std::uint32_t (from &lt;cstdint&gt;)</text:span><text:span text:style-name="T23"><text:line-break/></text:span><text:span text:style-name="T24">   namespace si { using u32 = std::uint32_t; } // si::u32</text:span><text:span text:style-name="T25"><text:line-break/></text:span><text:span text:style-name="T26">- naming: avoid "Manager" "Handler" etc. - very common words, mean almost nothing</text:span><text:span text:style-name="T27"><text:line-break/></text:span><text:span text:style-name="T28">   ResourceManager =&gt; GameResources; SoundManager =&gt; GameSounds</text:span><text:span text:style-name="T29"><text:line-break/></text:span><text:span text:style-name="T30">   GameSounds as a subobject of GameResources</text:span><text:span text:style-name="T31"><text:line-break/></text:span><text:span text:style-name="T32">- exercise: object.cpp - remove file and make all functions inline</text:span><text:span text:style-name="T33"><text:line-break/></text:span><text:span text:style-name="T34">  <text:s/></text:span><text:span text:style-name="T35">- inline is implied by: template, constexpr, function inside class</text:span><text:span text:style-name="T36"><text:line-break/></text:span><text:span text:style-name="T37">- sf::Sprite&amp; Object::getSprite() - you can overload for both constnesses (just like vector::operator[])</text:span><text:span text:style-name="T38"><text:line-break/></text:span><text:span text:style-name="T39">         sf::Sprite&amp; Object::getSprite()</text:span><text:span text:style-name="T40"><text:line-break/></text:span><text:span text:style-name="T41">   const sf::Sprite&amp; Object::getSprite() const</text:span><text:span text:style-name="T42"><text:line-break/></text:span><text:span text:style-name="T43">   (check which you need, you can have both)</text:span><text:span text:style-name="T44"><text:line-break/></text:span><text:span text:style-name="T45">- Invader::position_counter = 0; - move to class definition</text:span><text:span text:style-name="T46"><text:line-break/></text:span><text:span text:style-name="T47">- simplification:</text:span><text:span text:style-name="T48"><text:line-break/></text:span><text:span text:style-name="T49">   if(visible == true){setVisible();}</text:span><text:span text:style-name="T50"><text:line-break/></text:span><text:span text:style-name="T51">   else{setInvisible();}</text:span><text:span text:style-name="T52"><text:line-break/></text:span><text:span text:style-name="T53">   // change to</text:span><text:span text:style-name="T54"><text:line-break/></text:span><text:span text:style-name="T55">   setVisibility(visible);</text:span><text:span text:style-name="T56"><text:line-break/></text:span><text:span text:style-name="T57">- implicit convertions to bool</text:span><text:span text:style-name="T58"><text:line-break/></text:span><text:span text:style-name="T59">   if (x) // implicit convertion from int to bool</text:span><text:span text:style-name="T60"><text:line-break/></text:span><text:span text:style-name="T61">   if (x == 0) // no convertion</text:span><text:span text:style-name="T62"><text:line-break/></text:span><text:span text:style-name="T63">   if (b == true) // not needed, b is already of type bool</text:span><text:span text:style-name="T64"><text:line-break/></text:span><text:span text:style-name="T65">- InvaderShip::updatePosition()</text:span><text:span text:style-name="T66"><text:line-break/></text:span><text:span text:style-name="T67">   // if you like concise code</text:span><text:span text:style-name="T68"><text:line-break/></text:span><text:span text:style-name="T69">   move(sf::Vector2(getSpeed(), direction == ItemDirection::left ? -1.f : 0.f));</text:span><text:span text:style-name="T70"><text:line-break/></text:span><text:span text:style-name="T71">- use member initializer list</text:span><text:span text:style-name="T72"><text:line-break/></text:span><text:span text:style-name="T73">Shell::Shell(sf::Vector2f position, float speed, ShellType shell_type)</text:span><text:span text:style-name="T74"><text:line-break/></text:span><text:span text:style-name="T75">{</text:span><text:span text:style-name="T76"><text:line-break/></text:span><text:span text:style-name="T77">   this-&gt;shell_type = shell_type;</text:span><text:span text:style-name="T78"><text:line-break/></text:span><text:span text:style-name="T79">   // ...</text:span><text:span text:style-name="T80"><text:line-break/></text:span><text:span text:style-name="T81">}</text:span><text:span text:style-name="T82"><text:line-break/></text:span><text:span text:style-name="T83">Shell::Shell(sf::Vector2f position, float speed, ShellType shell_type)</text:span><text:span text:style-name="T84"><text:line-break/></text:span><text:span text:style-name="T85">: shell_type(shell_type) // name can be the same (dedicated feature)</text:span><text:span text:style-name="T86"><text:line-break/></text:span><text:span text:style-name="T87">{ ... }</text:span><text:span text:style-name="T88"><text:line-break/></text:span><text:span text:style-name="T89">- seed: std::time(nullptr)</text:span><text:span text:style-name="T90"><text:line-break/></text:span><text:span text:style-name="T91">- std::memset(&amp;control,0,sizeof(control)); // very C+- // if object is not trivial - undefined behavior</text:span><text:span text:style-name="T92"><text:line-break/></text:span><text:span text:style-name="T93">   https://isocpp.github.io/CppCoreGuidelines/CppCoreGuidelines#c90-rely-on-constructors-and-assignment-operators-not-memset-and-memcpy</text:span><text:span text:style-name="T94"><text:line-break/></text:span><text:span text:style-name="T95">   prefer constructor and assignment, e.g. control = {}; control = GameControl{};</text:span><text:span text:style-name="T96"><text:line-break/></text:span><text:span text:style-name="T97">   inside GameControl: uint32_t invader_shot_counter = 0;</text:span><text:span text:style-name="T98"><text:line-break/></text:span><text:span text:style-name="T99">- window = std::unique_ptr&lt;sf::RenderWindow&gt;(new<text:s/></text:span><text:soft-page-break/><text:span text:style-name="T100">sf::RenderWindow(sf::VideoMode(width, height), title));</text:span><text:span text:style-name="T101"><text:line-break/></text:span><text:span text:style-name="T102">   first improvement: window = std::make_unique&lt;sf::RenderWindow&gt;(sf::VideoMode(width, height), title));</text:span><text:span text:style-name="T103"><text:line-break/></text:span><text:span text:style-name="T104">   even better: use member init list and avoid unique_ptr (have RenderWindow by value)</text:span><text:span text:style-name="T105"><text:line-break/></text:span><text:span text:style-name="T106">   Canvas::Canvas(...) : render_window(sf::VideoMode(width, height), title)) {</text:span><text:span text:style-name="T107"><text:s/>... }</text:span><text:span text:style-name="T108"><text:line-break/></text:span><text:span text:style-name="T109">- randomizer.seed(ultimate_answer); =&gt; Canvas::Canvas(...) : randomizer(std::time(nullptr)) { ... }</text:span><text:span text:style-name="T110"><text:line-break/></text:span><text:span text:style-name="T111">- else{std::memset(&amp;config,0,sizeof(config));} =&gt; else { config = GameConfig{}; }</text:span><text:span text:style-name="T112"><text:line-break/></text:span><text:span text:style-name="T113">- Canvas::gameTask - use verbs not nouns for function names, e.g. runEventLoop</text:span><text:span text:style-name="T114"><text:line-break/></text:span><text:span text:style-name="T115">- window-&gt;setView(view); - should be only in constructor - allow the game window to be resized</text:span><text:span text:style-name="T116"><text:line-break/></text:span><text:span text:style-name="T117">- control.invader_shot_counter++; - avoid postfix when not necessary (same in for (int i = 0; i &lt; size; ++i))</text:span><text:span text:style-name="T118"><text:line-break/></text:span><text:span text:style-name="T119">- if(enemies.size() &gt; 0) =&gt; if (!enemies.empty()) // 1: because not all data structures have size(), 2: on some structes empty is faster</text:span><text:span text:style-name="T120"><text:line-break/></text:span><text:span text:style-name="T121">- auto index = randomizer() % enemies.size(); // same problem as with rand() - % does not make uniform distribution</text:span><text:span text:style-name="T122"><text:line-break/></text:span><text:span text:style-name="T123">   use dedicated distribution types:</text:span><text:span text:style-name="T124"><text:line-break/></text:span><text:span text:style-name="T125">   std::uniform_int_distribution&lt;int&gt; dist(0, enemies.size() - 1); // distribution types are cheap to copy</text:span><text:span text:style-name="T126"><text:line-break/></text:span><text:span text:style-name="T127">   auto index = dist(randomizer); // good distribution of results</text:span><text:span text:style-name="T128"><text:line-break/></text:span><text:span text:style-name="T129">- Canvas::spawnObstacles - separate function parts into 2 different functions (one for game start, one while game is running)</text:span><text:span text:style-name="T130"><text:line-break/></text:span><text:span text:style-name="T131">- Canvas::executeEvent - sf::IntRect player_size = player-&gt;getSprite().getTextureRect(); - move variable closer to usage</text:span><text:span text:style-name="T132"><text:line-break/></text:span><text:span text:style-name="T133">- Canvas::executeEvent - move the code below case GameStatus::NOT_STARTED: to a separate function like startGame or prepareGame</text:span><text:span text:style-name="T134"><text:line-break/></text:span><text:span text:style-name="T135">   maybe even add a separate class called Game and do game logic there, canvas only for textures and drawing</text:span><text:span text:style-name="T136"><text:line-break/></text:span><text:span text:style-name="T137">- Canvas::checkCollision() =&gt; move game logic to class Game</text:span><text:span text:style-name="T138"><text:line-break/></text:span><text:span text:style-name="T139">- Canvas::setMenuSprites() //setup canvas frames - can be shortened, just store all data in arrays</text:span><text:span text:style-name="T140"><text:line-break/></text:span><text:span text:style-name="T141">array{ sf::IntRect(0,0,default_x_size,frame_width), (sf::IntRect(0,0,frame_width,default_y_size), ... }</text:span><text:span text:style-name="T142"><text:line-break/></text:span><text:span text:style-name="T143">array{ sf::Vector2f(default_start_x,default_start_y), ... }</text:span><text:span text:style-name="T144"><text:line-break/></text:span><text:span text:style-name="T145">for (int i = 0; i &lt; frame.size(); ++i)</text:span><text:span text:style-name="T146"><text:line-break/></text:span><text:span text:style-name="T147">   frame[i].setsetSpriteRectangle(rectangles[i]);</text:span><text:span text:style-name="T148"><text:line-break/></text:span><text:span text:style-name="T149">- CMake</text:span><text:span text:style-name="T150"><text:line-break/></text:span><text:span text:style-name="T151">   instead of add_executable(${PROJECT_NAME} ${PROGRAM_SOURCES}) do this:</text:span><text:span text:style-name="T152"><text:line-break/></text:span><text:span text:style-name="T153">   add_executable(${PROJECT_NAME})</text:span><text:span text:style-name="T154"><text:line-break/></text:span><text:span text:style-name="T155">   target_sources(${PROJECT_NAME} PRIVATE files...) # files should also include header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iarhei Tatarchanka</dc:creator>
    <meta:creation-date>2024-01-22T20:45:00Z</meta:creation-date>
    <dc:date>2024-02-14T08:29:00Z</dc:date>
    <meta:template xlink:href="Normal" xlink:type="simple"/>
    <meta:editing-cycles>25</meta:editing-cycles>
    <meta:editing-duration>PT23880S</meta:editing-duration>
    <meta:document-statistic meta:page-count="2" meta:paragraph-count="9" meta:word-count="702" meta:character-count="4911" meta:row-count="35" meta:non-whitespace-character-count="4218"/>
  </office:meta>
</office:document-meta>
</file>